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33fe3" officeooo:paragraph-rsid="00033fe3" style:font-size-asian="8pt" style:font-size-complex="8pt"/>
    </style:style>
    <style:style style:name="P2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33fe3" officeooo:paragraph-rsid="00033fe3" style:font-size-asian="8pt" style:font-size-complex="8pt"/>
    </style:style>
    <style:style style:name="P3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33fe3" officeooo:paragraph-rsid="0003e7af" style:font-size-asian="8pt" style:font-size-complex="8pt"/>
    </style:style>
    <style:style style:name="P4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33fe3" officeooo:paragraph-rsid="00057abc" style:font-size-asian="8pt" style:font-size-complex="8pt"/>
    </style:style>
    <style:style style:name="P5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33fe3" officeooo:paragraph-rsid="0006c38d" style:font-size-asian="8pt" style:font-size-complex="8pt"/>
    </style:style>
    <style:style style:name="P6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3e7af" officeooo:paragraph-rsid="0003e7af" style:font-size-asian="8pt" style:font-size-complex="8pt"/>
    </style:style>
    <style:style style:name="P7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3e7af" officeooo:paragraph-rsid="000a2855" style:font-size-asian="8pt" style:font-size-complex="8pt"/>
    </style:style>
    <style:style style:name="P8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57abc" officeooo:paragraph-rsid="00057abc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496cm"/>
          <style:tab-stop style:position="0.993cm"/>
          <style:tab-stop style:position="1.489cm"/>
          <style:tab-stop style:position="1.984cm"/>
        </style:tab-stops>
      </style:paragraph-properties>
      <style:text-properties fo:font-size="8pt" officeooo:rsid="0006c38d" officeooo:paragraph-rsid="0006c38d" style:font-size-asian="8pt" style:font-size-complex="8pt"/>
    </style:style>
    <style:style style:name="T1" style:family="text">
      <style:text-properties officeooo:rsid="0003e7af"/>
    </style:style>
    <style:style style:name="T2" style:family="text">
      <style:text-properties officeooo:rsid="00057abc"/>
    </style:style>
    <style:style style:name="T3" style:family="text">
      <style:text-properties officeooo:rsid="0006c3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vortex.hpp*/</text:p>
      <text:p text:style-name="P1">#pragma once</text:p>
      <text:p text:style-name="P1">#include &lt;eigen3/Eigen/Dense&gt;</text:p>
      <text:p text:style-name="P1">#include &lt;iostream&gt;</text:p>
      <text:p text:style-name="P1"/>
      <text:p text:style-name="P1">using namespace Eigen;</text:p>
      <text:p text:style-name="P1"/>
      <text:p text:style-name="P1">class HorseShoe{</text:p>
      <text:p text:style-name="P1"><text:tab/>private:</text:p>
      <text:p text:style-name="P1"><text:tab/><text:tab/>class Vortex{</text:p>
      <text:p text:style-name="P1"><text:tab/><text:tab/><text:tab/>private:</text:p>
      <text:p text:style-name="P1"><text:tab/><text:tab/><text:tab/><text:tab/>Vector3d x1_,x2_;</text:p>
      <text:p text:style-name="P1"><text:tab/><text:tab/><text:tab/>public:</text:p>
      <text:p text:style-name="P1"><text:tab/><text:tab/><text:tab/><text:tab/>Vortex(const Vector3d&amp; _x1,const Vector3d&amp; _x2);</text:p>
      <text:p text:style-name="P1"><text:tab/><text:tab/><text:tab/><text:tab/>Vector3d getInducedVec(const Vector3d&amp; xp) const;</text:p>
      <text:p text:style-name="P1"><text:tab/><text:tab/><text:tab/><text:tab/>double width() const;</text:p>
      <text:p text:style-name="P1"><text:tab/><text:tab/>};</text:p>
      <text:p text:style-name="P1"><text:tab/><text:tab/>Vortex vort1_,vort2_,vort3_;</text:p>
      <text:p text:style-name="P1"><text:tab/>public:</text:p>
      <text:p text:style-name="P1"><text:tab/><text:tab/>HorseShoe(const Vector3d&amp; xA, const Vector3d&amp; xB, const Vector3d&amp; xC, const Vector3d&amp; xD);</text:p>
      <text:p text:style-name="P1"><text:tab/><text:tab/>Vector3d getTrailingInducedVec(const Vector3d&amp; xp) const;</text:p>
      <text:p text:style-name="P1"><text:tab/><text:tab/>Vector3d getBoundedInducedVec(const Vector3d&amp; xp) const;</text:p>
      <text:p text:style-name="P1"><text:tab/><text:tab/>Vector3d getInducedVec(const Vector3d&amp; xp) const;</text:p>
      <text:p text:style-name="P1"><text:tab/><text:tab/>double width() const;</text:p>
      <text:p text:style-name="P1">};</text:p>
      <text:p text:style-name="P1"/>
      <text:p text:style-name="P3">/*vortex.<text:span text:style-name="T1">c</text:span>pp*/</text:p>
      <text:p text:style-name="P6">#include "vortex.hpp"</text:p>
      <text:p text:style-name="P6"/>
      <text:p text:style-name="P6">HorseShoe::Vortex::Vortex(const Vector3d&amp; _x1, const Vector3d&amp; _x2):x1_(_x1),x2_(_x2){}</text:p>
      <text:p text:style-name="P6"/>
      <text:p text:style-name="P6">Vector3d HorseShoe::Vortex::getInducedVec(const Vector3d&amp; xp) const{</text:p>
      <text:p text:style-name="P6"><text:tab/>static double min=1000;</text:p>
      <text:p text:style-name="P6"><text:tab/>Vector3d r0=x2_-x1_;</text:p>
      <text:p text:style-name="P6"><text:tab/>Vector3d r1=xp-x1_;</text:p>
      <text:p text:style-name="P6"><text:tab/>Vector3d r2=xp-x2_;</text:p>
      <text:p text:style-name="P6"/>
      <text:p text:style-name="P6"><text:tab/>Vector3d cross=r1.cross(r2);</text:p>
      <text:p text:style-name="P6"><text:tab/>double cr_norm_sq=cross.dot(cross);</text:p>
      <text:p text:style-name="P6"><text:tab/>if (min&gt;cr_norm_sq){min=cr_norm_sq;}</text:p>
      <text:p text:style-name="P6"><text:tab/>return r0.dot(r1.normalized()-r2.normalized())*cross/(cross.dot(cross)*4*M_PI);</text:p>
      <text:p text:style-name="P6">}</text:p>
      <text:p text:style-name="P6"/>
      <text:p text:style-name="P6">double HorseShoe::Vortex::width() const{return (x2_-x1_).norm();}</text:p>
      <text:p text:style-name="P6"/>
      <text:p text:style-name="P7">HorseShoe::HorseShoe(const Vector3d&amp; xA, const Vector3d&amp; xB, const Vector3d&amp; xC, const Vector3d&amp; xD):</text:p>
      <text:p text:style-name="P7"><text:tab/>vort1_(xA,xB), vort2_(xB,xC), vort3_(xC,xD){}</text:p>
      <text:p text:style-name="P6"/>
      <text:p text:style-name="P6">Vector3d HorseShoe::getTrailingInducedVec(const Vector3d&amp; xp) const{ return vort1_.getInducedVec(xp)+vort3_.getInducedVec(xp); }</text:p>
      <text:p text:style-name="P6"/>
      <text:p text:style-name="P6">Vector3d HorseShoe::getBoundedInducedVec(const Vector3d&amp; xp) const{ return vort2_.getInducedVec(xp); }</text:p>
      <text:p text:style-name="P6"/>
      <text:p text:style-name="P6">Vector3d HorseShoe::getInducedVec(const Vector3d&amp; xp) const{ return this-&gt;getTrailingInducedVec(xp)+this-&gt;getBoundedInducedVec(xp); }</text:p>
      <text:p text:style-name="P6"/>
      <text:p text:style-name="P6">double HorseShoe::width() const{ return vort2_.width(); }</text:p>
      <text:p text:style-name="P6"/>
      <text:p text:style-name="P4">/*<text:span text:style-name="T2">wing</text:span>.<text:span text:style-name="T2">h</text:span>pp*/</text:p>
      <text:p text:style-name="P8">#pragma once</text:p>
      <text:p text:style-name="P8">#include &lt;iostream&gt;</text:p>
      <text:p text:style-name="P8">#include "vortex.hpp"</text:p>
      <text:p text:style-name="P8"/>
      <text:p text:style-name="P8">class WingSection {</text:p>
      <text:p text:style-name="P8">private:</text:p>
      <text:p text:style-name="P8"><text:tab/>HorseShoe horseshoe_;</text:p>
      <text:p text:style-name="P8"><text:tab/>Vector3d quarter_pos_, normal_vec_, control_point_;</text:p>
      <text:p text:style-name="P8"><text:tab/>double chord1, chord2;</text:p>
      <text:p text:style-name="P8">public:</text:p>
      <text:p text:style-name="P8"><text:tab/>WingSection(const HorseShoe&amp; hs,const Vector3d&amp; quart_p,const Vector3d&amp; contr_p, const Vector3d&amp; normal, double ch1, double ch2);</text:p>
      <text:p text:style-name="P8"><text:tab/>const Vector3d&amp; getQuarterPoint() const;</text:p>
      <text:p text:style-name="P8"><text:tab/>const Vector3d&amp; getControlPoint() const;</text:p>
      <text:p text:style-name="P8"><text:tab/>Vector3d getInducedVec(const Vector3d&amp; xd) const;</text:p>
      <text:p text:style-name="P8"><text:tab/>const Vector3d&amp; getNormalVec() const;</text:p>
      <text:p text:style-name="P8"><text:tab/>double getWidth() const;</text:p>
      <text:p text:style-name="P8"><text:tab/>double getSurface() const;</text:p>
      <text:p text:style-name="P8"><text:tab/>const HorseShoe&amp; getHorseshoe() const;</text:p>
      <text:p text:style-name="P8">};</text:p>
      <text:p text:style-name="P8"/>
      <text:p text:style-name="P8">class Wing{</text:p>
      <text:p text:style-name="P8"><text:tab/>friend int main(int argc, char** argv);</text:p>
      <text:p text:style-name="P8"><text:soft-page-break/>private:</text:p>
      <text:p text:style-name="P8"><text:tab/>double wingspan, ar, tr, sweep_angle;</text:p>
      <text:p text:style-name="P8"><text:tab/>double root_zero_lift, tip_zero_lift;</text:p>
      <text:p text:style-name="P8"><text:tab/>double root_twist, tip_twist;</text:p>
      <text:p text:style-name="P8"><text:tab/>double flap_start, flap_end, flap_zero_lift_delta;</text:p>
      <text:p text:style-name="P8"><text:tab/>unsigned int subdivisions;</text:p>
      <text:p text:style-name="P8"/>
      <text:p text:style-name="P8"><text:tab/>Vector3d airspeed_;</text:p>
      <text:p text:style-name="P8"><text:tab/>double aoa_;</text:p>
      <text:p text:style-name="P8"/>
      <text:p text:style-name="P8"><text:tab/>std::vector&lt;WingSection&gt; sections_;</text:p>
      <text:p text:style-name="P8"/>
      <text:p text:style-name="P8"><text:tab/>MatrixXd system_matrix_;</text:p>
      <text:p text:style-name="P8"><text:tab/>VectorXd system_vec_;</text:p>
      <text:p text:style-name="P8"/>
      <text:p text:style-name="P8"><text:tab/>VectorXd width_diffs_, surf_diffs_, zero_lift_angle_;</text:p>
      <text:p text:style-name="P8"><text:tab/>VectorXd quarter_x_pos_, quarter_y_pos_;</text:p>
      <text:p text:style-name="P8"/>
      <text:p text:style-name="P8"><text:tab/>VectorXd circulation_;</text:p>
      <text:p text:style-name="P8"><text:tab/>VectorXd local_lift_coeff_;</text:p>
      <text:p text:style-name="P8"><text:tab/>double lift_coeff_, moment_coeff_,drag_coeff_;</text:p>
      <text:p text:style-name="P8"><text:tab/>VectorXd gamma_deltay_;</text:p>
      <text:p text:style-name="P8"/>
      <text:p text:style-name="P8"><text:tab/>MatrixXd induced_drag_matrix_;</text:p>
      <text:p text:style-name="P8">public:</text:p>
      <text:p text:style-name="P8"><text:tab/>Wing(double wingspan, double ar, double tr, double sweep_angle, double root_zero, double tip_zero, double root_eps, double tip_eps,</text:p>
      <text:p text:style-name="P8"><text:tab/><text:tab/>double flap_start, double flap_end, double flap_zero_lift_delta, unsigned int subdiv, Vector3d airspeed_);</text:p>
      <text:p text:style-name="P8"/>
      <text:p text:style-name="P8"><text:tab/>double getZeroLift(double frac) const;</text:p>
      <text:p text:style-name="P8"><text:tab/>double getChord(double frac) const;</text:p>
      <text:p text:style-name="P8"><text:tab/>double getMeanAeroChord() const;</text:p>
      <text:p text:style-name="P8"><text:tab/>double getSurface() const;</text:p>
      <text:p text:style-name="P8"/>
      <text:p text:style-name="P8"><text:tab/>Vector3d normalToZeroLift(double frac) const;</text:p>
      <text:p text:style-name="P8"><text:tab/>Vector3d quarterLinePos(double frac) const;//From -1 to 1</text:p>
      <text:p text:style-name="P8"><text:tab/>void generateSections();</text:p>
      <text:p text:style-name="P8"><text:tab/>void assembleMatrix();</text:p>
      <text:p text:style-name="P8"><text:tab/>void assembleVector();</text:p>
      <text:p text:style-name="P8"><text:tab/>void generateCirculation();</text:p>
      <text:p text:style-name="P8"><text:tab/>void generateCoefficients();//Lift and moment</text:p>
      <text:p text:style-name="P8"><text:tab/>void assembleDragMatrix();</text:p>
      <text:p text:style-name="P8"><text:tab/>void generateDragCoefficient();</text:p>
      <text:p text:style-name="P8">};</text:p>
      <text:p text:style-name="P8"/>
      <text:p text:style-name="P5">/*<text:span text:style-name="T2">wing</text:span>.<text:span text:style-name="T3">c</text:span>pp*/</text:p>
      <text:p text:style-name="P9">#include "wing.hpp"</text:p>
      <text:p text:style-name="P9"/>
      <text:p text:style-name="P9">WingSection::WingSection(const HorseShoe&amp; _vx, const Vector3d&amp; _qp,</text:p>
      <text:p text:style-name="P9"><text:tab/><text:tab/><text:tab/><text:tab/><text:tab/><text:tab/>const Vector3d&amp; _cop, const Vector3d&amp; _normal,</text:p>
      <text:p text:style-name="P9"><text:tab/><text:tab/><text:tab/><text:tab/><text:tab/><text:tab/>double ch1,double ch2</text:p>
      <text:p text:style-name="P9"><text:tab/><text:tab/><text:tab/><text:tab/><text:tab/>):horseshoe_(_vx), quarter_pos_(_qp), normal_vec_(_normal),</text:p>
      <text:p text:style-name="P9"><text:tab/><text:tab/><text:tab/><text:tab/><text:tab/>control_point_(_cop), chord1(ch1), chord2(ch2){}</text:p>
      <text:p text:style-name="P9"/>
      <text:p text:style-name="P9">const Vector3d&amp; WingSection::getQuarterPoint() const{</text:p>
      <text:p text:style-name="P9"><text:tab/>return this-&gt;quarter_pos_;</text:p>
      <text:p text:style-name="P9">}</text:p>
      <text:p text:style-name="P9"/>
      <text:p text:style-name="P9">const Vector3d&amp; WingSection::getControlPoint() const{</text:p>
      <text:p text:style-name="P9"><text:tab/>return this-&gt;control_point_;</text:p>
      <text:p text:style-name="P9">}</text:p>
      <text:p text:style-name="P9"/>
      <text:p text:style-name="P9">Vector3d WingSection::getInducedVec(const Vector3d&amp; _xd) const{</text:p>
      <text:p text:style-name="P9"><text:tab/>return this-&gt;horseshoe_.getInducedVec(_xd);</text:p>
      <text:p text:style-name="P9">}</text:p>
      <text:p text:style-name="P9"/>
      <text:p text:style-name="P9">const Vector3d&amp; WingSection::getNormalVec() const{</text:p>
      <text:p text:style-name="P9"><text:tab/>return this-&gt;normal_vec_;</text:p>
      <text:p text:style-name="P9">}</text:p>
      <text:p text:style-name="P9"/>
      <text:p text:style-name="P9">double WingSection::getWidth() const{</text:p>
      <text:p text:style-name="P9"><text:tab/>return this-&gt;horseshoe_.width();</text:p>
      <text:p text:style-name="P9">}</text:p>
      <text:p text:style-name="P9"/>
      <text:p text:style-name="P9">double WingSection::getSurface() const{</text:p>
      <text:p text:style-name="P9"><text:tab/>return this-&gt;horseshoe_.width()*0.5*(this-&gt;chord1+this-&gt;chord2);</text:p>
      <text:p text:style-name="P9">}</text:p>
      <text:p text:style-name="P9"/>
      <text:p text:style-name="P9">const HorseShoe&amp; WingSection::getHorseshoe() const{</text:p>
      <text:p text:style-name="P9"><text:tab/>return this-&gt;horseshoe_;</text:p>
      <text:p text:style-name="P9"><text:soft-page-break/>}</text:p>
      <text:p text:style-name="P9"/>
      <text:p text:style-name="P9">/****Wing****/</text:p>
      <text:p text:style-name="P9"/>
      <text:p text:style-name="P9">Wing::Wing(double _wingspan, double _ar, double _tr, double _sweep_angle,</text:p>
      <text:p text:style-name="P9"><text:tab/><text:tab/><text:tab/>double _root_zero, double _tip_zero, double _root_eps, double _tip_eps,</text:p>
      <text:p text:style-name="P9"><text:tab/><text:tab/><text:tab/>double _flap_start, double _flap_end, double _flap_zero_lift_delta,</text:p>
      <text:p text:style-name="P9"><text:tab/><text:tab/><text:tab/>unsigned int _subdiv, Vector3d _airspeed</text:p>
      <text:p text:style-name="P9"><text:tab/><text:tab/>):wingspan(_wingspan), ar(_ar), tr(_tr),</text:p>
      <text:p text:style-name="P9"><text:tab/><text:tab/>sweep_angle(_sweep_angle), root_zero_lift(_root_zero),</text:p>
      <text:p text:style-name="P9"><text:tab/><text:tab/>tip_zero_lift(_tip_zero), root_twist(_root_eps),tip_twist(_tip_eps),</text:p>
      <text:p text:style-name="P9"><text:tab/><text:tab/>flap_start(_flap_start), flap_end(_flap_end),</text:p>
      <text:p text:style-name="P9"><text:tab/><text:tab/>flap_zero_lift_delta(_flap_zero_lift_delta),</text:p>
      <text:p text:style-name="P9"><text:tab/><text:tab/>subdivisions((_subdiv+2-1)-((_subdiv-1)%2)),airspeed_(_airspeed),</text:p>
      <text:p text:style-name="P9"><text:tab/><text:tab/>aoa_(atan2(_airspeed[2],_airspeed[0])){</text:p>
      <text:p text:style-name="P9"><text:tab/>this-&gt;generateSections();</text:p>
      <text:p text:style-name="P9"><text:tab/>this-&gt;assembleMatrix();</text:p>
      <text:p text:style-name="P9"><text:tab/>this-&gt;assembleVector();</text:p>
      <text:p text:style-name="P9"><text:tab/>this-&gt;generateCirculation();</text:p>
      <text:p text:style-name="P9"><text:tab/>this-&gt;generateCoefficients();</text:p>
      <text:p text:style-name="P9"><text:tab/>this-&gt;assembleDragMatrix();</text:p>
      <text:p text:style-name="P9"><text:tab/>this-&gt;generateDragCoefficient();</text:p>
      <text:p text:style-name="P9">}</text:p>
      <text:p text:style-name="P9"/>
      <text:p text:style-name="P9">double Wing::getZeroLift(double frac) const{//From -1 to 1</text:p>
      <text:p text:style-name="P9"><text:tab/>return root_twist-root_zero_lift+fabs(frac)*((tip_twist-root_twist)-(tip_zero_lift-root_zero_lift));</text:p>
      <text:p text:style-name="P9">}</text:p>
      <text:p text:style-name="P9"/>
      <text:p text:style-name="P9">double Wing::getChord(double frac) const{</text:p>
      <text:p text:style-name="P9"><text:tab/>return 2*wingspan/(this-&gt;ar*(1+this-&gt;tr))*(1+(this-&gt;tr-1)*fabs(frac));</text:p>
      <text:p text:style-name="P9">}</text:p>
      <text:p text:style-name="P9"/>
      <text:p text:style-name="P9">Vector3d Wing::normalToZeroLift(double frac) const{//TODO:Needs to account for flaps</text:p>
      <text:p text:style-name="P9"><text:tab/>double angle=getZeroLift(frac);</text:p>
      <text:p text:style-name="P9"><text:tab/>return Vector3d({sin(angle),0,cos(angle)});</text:p>
      <text:p text:style-name="P9">}</text:p>
      <text:p text:style-name="P9"/>
      <text:p text:style-name="P9">Vector3d Wing::quarterLinePos(double frac) const{//From -1 to 1</text:p>
      <text:p text:style-name="P9"><text:tab/>double y_pos=frac*wingspan/2;</text:p>
      <text:p text:style-name="P9"><text:tab/>double x_pos=0.25*this-&gt;getChord(0)+fabs(y_pos)*tan(sweep_angle);</text:p>
      <text:p text:style-name="P9"><text:tab/>double z_pos=0;</text:p>
      <text:p text:style-name="P9"><text:tab/>return Vector3d({x_pos,y_pos,z_pos});</text:p>
      <text:p text:style-name="P9">}</text:p>
      <text:p text:style-name="P9"/>
      <text:p text:style-name="P9">void Wing::generateSections(){</text:p>
      <text:p text:style-name="P9"><text:tab/>unsigned long total_subdiv= this-&gt;subdivisions;</text:p>
      <text:p text:style-name="P9"><text:tab/>std::vector&lt;WingSection&gt; section_vector;</text:p>
      <text:p text:style-name="P9"/>
      <text:p text:style-name="P9"><text:tab/>unsigned long half=total_subdiv/2;</text:p>
      <text:p text:style-name="P9"><text:tab/>this-&gt;width_diffs_=VectorXd(half);</text:p>
      <text:p text:style-name="P9"><text:tab/>this-&gt;surf_diffs_=VectorXd(half);</text:p>
      <text:p text:style-name="P9"><text:tab/>this-&gt;zero_lift_angle_=VectorXd(half);</text:p>
      <text:p text:style-name="P9"><text:tab/>this-&gt;quarter_x_pos_=VectorXd(half);</text:p>
      <text:p text:style-name="P9"><text:tab/>this-&gt;quarter_y_pos_=VectorXd(half);</text:p>
      <text:p text:style-name="P9"/>
      <text:p text:style-name="P9"><text:tab/>Vector3d delta=Vector3d(0,this-&gt;wingspan/(2.0*total_subdiv),0);//TODO:We may have to stick this into the loop if we want variable widths</text:p>
      <text:p text:style-name="P9"><text:tab/>double dist=20.0*this-&gt;wingspan;//At least 20 times the wingspan. Might increase if needed</text:p>
      <text:p text:style-name="P9"/>
      <text:p text:style-name="P9"><text:tab/>for(unsigned long i=0;i&lt;total_subdiv;++i){</text:p>
      <text:p text:style-name="P9"><text:tab/><text:tab/>double x=((2.0*i+1)/total_subdiv)-1.0;//Fraction within wingspan from -1 to</text:p>
      <text:p text:style-name="P9"><text:tab/><text:tab/>Vector3d quarter_pos=this-&gt;quarterLinePos(x);</text:p>
      <text:p text:style-name="P9"><text:tab/><text:tab/>Vector3d xB=quarter_pos-delta;//Method as described in the PDFs</text:p>
      <text:p text:style-name="P9"><text:tab/><text:tab/>Vector3d xC=quarter_pos+delta;</text:p>
      <text:p text:style-name="P9"><text:tab/><text:tab/>// Vector3d xB=this-&gt;quarterLinePos(x-1.0/total_subdiv);//Method as described in example</text:p>
      <text:p text:style-name="P9"><text:tab/><text:tab/>// Vector3d xC=this-&gt;quarterLinePos(x+1.0/total_subdiv);</text:p>
      <text:p text:style-name="P9"/>
      <text:p text:style-name="P9"><text:tab/><text:tab/>// Vector3d vort_length=Vector3d(dist,0,0);//Method A</text:p>
      <text:p text:style-name="P9"><text:tab/><text:tab/>// Vector3d vort_length=Vector3d(dist,0,dist*tan(this-&gt;aoa_));//Method B</text:p>
      <text:p text:style-name="P9"><text:tab/><text:tab/>// What the actual fuck? Did Method B actually break it? Yep, looks like this breaks the program. It starts oscillating uncontrollably.</text:p>
      <text:p text:style-name="P9"><text:tab/><text:tab/>// I guess we won be using it then. Turns out Method A also makes it oscillate, but to a higher tolerance.</text:p>
      <text:p text:style-name="P9"/>
      <text:p text:style-name="P9"><text:tab/><text:tab/>Vector3d vort_length=Vector3d(dist,0,dist*tan(this-&gt;getZeroLift(x)));//Method C</text:p>
      <text:p text:style-name="P9"><text:tab/><text:tab/>//Each Vortex is parallel to the plane of each wing segment, instead of to the plane of the wing</text:p>
      <text:p text:style-name="P9"><text:tab/><text:tab/>Vector3d xA=xB+vort_length;</text:p>
      <text:p text:style-name="P9"><text:tab/><text:tab/>Vector3d xD=xC+vort_length;</text:p>
      <text:p text:style-name="P9"><text:tab/><text:tab/>HorseShoe vs=HorseShoe(xA, xB, xC, xD);</text:p>
      <text:p text:style-name="P9"><text:tab/><text:tab/>Vector3d control_point=quarter_pos+0.5*this-&gt;getChord(x)*Vector3d(cos(this-&gt;getZeroLift(x)),0,sin(this-&gt;getZeroLift(x)));</text:p>
      <text:p text:style-name="P9"/>
      <text:p text:style-name="P9"/>
      <text:p text:style-name="P9"><text:soft-page-break/><text:tab/><text:tab/>Vector3d normal=this-&gt;normalToZeroLift(x);</text:p>
      <text:p text:style-name="P9"><text:tab/><text:tab/>double chord1=this-&gt;getChord(x+1.0/total_subdiv);</text:p>
      <text:p text:style-name="P9"><text:tab/><text:tab/>double chord2=this-&gt;getChord(x-1.0/total_subdiv);</text:p>
      <text:p text:style-name="P9"><text:tab/><text:tab/>WingSection sec=WingSection(vs,quarter_pos,control_point,normal,chord1,chord2);</text:p>
      <text:p text:style-name="P9"><text:tab/><text:tab/>if(i&lt;half){</text:p>
      <text:p text:style-name="P9"><text:tab/><text:tab/><text:tab/>this-&gt;width_diffs_[i]=sec.getWidth();</text:p>
      <text:p text:style-name="P9"><text:tab/><text:tab/><text:tab/>this-&gt;zero_lift_angle_[i]=this-&gt;getZeroLift(x);</text:p>
      <text:p text:style-name="P9"><text:tab/><text:tab/><text:tab/>this-&gt;quarter_x_pos_[i]=sec.getQuarterPoint()[0];</text:p>
      <text:p text:style-name="P9"><text:tab/><text:tab/><text:tab/>this-&gt;quarter_y_pos_[i]=sec.getQuarterPoint()[1];</text:p>
      <text:p text:style-name="P9"><text:tab/><text:tab/><text:tab/>this-&gt;surf_diffs_[i]=sec.getSurface();</text:p>
      <text:p text:style-name="P9"><text:tab/><text:tab/>}</text:p>
      <text:p text:style-name="P9"><text:tab/><text:tab/>section_vector.push_back(sec);</text:p>
      <text:p text:style-name="P9"><text:tab/>}</text:p>
      <text:p text:style-name="P9"><text:tab/>this-&gt;sections_=section_vector;</text:p>
      <text:p text:style-name="P9">}</text:p>
      <text:p text:style-name="P9"/>
      <text:p text:style-name="P9">void Wing::assembleMatrix(){</text:p>
      <text:p text:style-name="P9"><text:tab/>auto&amp; invec_=this-&gt;sections_;</text:p>
      <text:p text:style-name="P9"><text:tab/>unsigned int half=invec_.size()/2;</text:p>
      <text:p text:style-name="P9"><text:tab/>MatrixXd mat=MatrixXd(half,half);</text:p>
      <text:p text:style-name="P9"><text:tab/>for(auto it1=invec_.begin();(it1-invec_.begin())&lt;half;++it1){//Cada punt de control_point</text:p>
      <text:p text:style-name="P9"><text:tab/><text:tab/>VectorXd vec=VectorXd(half);</text:p>
      <text:p text:style-name="P9"><text:tab/><text:tab/>const Vector3d&amp; cont_p=it1-&gt;getControlPoint();</text:p>
      <text:p text:style-name="P9"><text:tab/><text:tab/>const Vector3d&amp; normal=it1-&gt;getNormalVec();</text:p>
      <text:p text:style-name="P9"><text:tab/><text:tab/>auto it2a=invec_.begin();</text:p>
      <text:p text:style-name="P9"><text:tab/><text:tab/>auto it2b=invec_.end()-1;</text:p>
      <text:p text:style-name="P9"><text:tab/><text:tab/>for(;it2a&lt;it2b;++it2a,--it2b){//Cada Vortex</text:p>
      <text:p text:style-name="P9"><text:tab/><text:tab/><text:tab/>vec[it2a-invec_.begin()]=it2a-&gt;getInducedVec(cont_p).dot(normal)+it2b-&gt;getInducedVec(cont_p).dot(normal);</text:p>
      <text:p text:style-name="P9"><text:tab/><text:tab/>}</text:p>
      <text:p text:style-name="P9"><text:tab/><text:tab/>mat.row(it1-invec_.begin())=vec;</text:p>
      <text:p text:style-name="P9"><text:tab/>}</text:p>
      <text:p text:style-name="P9"><text:tab/>this-&gt;system_matrix_=mat;</text:p>
      <text:p text:style-name="P9"><text:tab/>// std::cout&lt;&lt;"Sys Matrix:"&lt;&lt;this-&gt;system_matrix_&lt;&lt;std::endl;</text:p>
      <text:p text:style-name="P9">}</text:p>
      <text:p text:style-name="P9"/>
      <text:p text:style-name="P9">void Wing::assembleVector(){</text:p>
      <text:p text:style-name="P9"><text:tab/>auto vec_=this-&gt;sections_;</text:p>
      <text:p text:style-name="P9"><text:tab/>airspeed_=this-&gt;airspeed_;</text:p>
      <text:p text:style-name="P9"><text:tab/>unsigned int half=vec_.size()/2;</text:p>
      <text:p text:style-name="P9"><text:tab/>VectorXd vec=VectorXd(half);</text:p>
      <text:p text:style-name="P9"><text:tab/>for(auto it1=vec_.begin();(it1-vec_.begin())&lt;half;++it1){//Cada vector normal</text:p>
      <text:p text:style-name="P9"><text:tab/><text:tab/>vec[it1-vec_.begin()]=airspeed_.dot(it1-&gt;getNormalVec());</text:p>
      <text:p text:style-name="P9"><text:tab/>}</text:p>
      <text:p text:style-name="P9"><text:tab/>this-&gt;system_vec_=-vec;</text:p>
      <text:p text:style-name="P9">}</text:p>
      <text:p text:style-name="P9"/>
      <text:p text:style-name="P9">void Wing::generateCirculation(){</text:p>
      <text:p text:style-name="P9"><text:tab/>this-&gt;circulation_=this-&gt;system_matrix_.householderQr().solve(system_vec_);</text:p>
      <text:p text:style-name="P9"/>
      <text:p text:style-name="P9">}</text:p>
      <text:p text:style-name="P9"/>
      <text:p text:style-name="P9">double Wing::getMeanAeroChord() const{</text:p>
      <text:p text:style-name="P9"><text:tab/>return (2.0/3.0)*getChord(0)*(this-&gt;tr*this-&gt;tr/(1+this-&gt;tr)+1);</text:p>
      <text:p text:style-name="P9">}</text:p>
      <text:p text:style-name="P9"/>
      <text:p text:style-name="P9">void Wing::generateCoefficients(){</text:p>
      <text:p text:style-name="P9"><text:tab/>this-&gt;gamma_deltay_=this-&gt;circulation_.cwiseProduct(this-&gt;width_diffs_);</text:p>
      <text:p text:style-name="P9"><text:tab/>auto p1=2.0*this-&gt;gamma_deltay_/this-&gt;airspeed_.norm();</text:p>
      <text:p text:style-name="P9"><text:tab/>this-&gt;local_lift_coeff_=p1.cwiseProduct(this-&gt;surf_diffs_.cwiseInverse());</text:p>
      <text:p text:style-name="P9"><text:tab/>this-&gt;lift_coeff_= 2.0*p1.sum()/this-&gt;getSurface();</text:p>
      <text:p text:style-name="P9"><text:tab/>this-&gt;moment_coeff_=-2.0*p1.cwiseProduct(quarter_x_pos_).sum()/(getSurface()*getMeanAeroChord());</text:p>
      <text:p text:style-name="P9">}</text:p>
      <text:p text:style-name="P9"/>
      <text:p text:style-name="P9">void Wing::assembleDragMatrix(){</text:p>
      <text:p text:style-name="P9"><text:tab/>auto invec_=this-&gt;sections_;</text:p>
      <text:p text:style-name="P9"><text:tab/>unsigned int half=invec_.size()/2;</text:p>
      <text:p text:style-name="P9"><text:tab/>MatrixXd mat=MatrixXd(half,half);</text:p>
      <text:p text:style-name="P9"><text:tab/>for(auto it1=invec_.begin();(it1-invec_.begin())&lt;half;++it1){//Cada punt de control_point</text:p>
      <text:p text:style-name="P9"><text:tab/><text:tab/>VectorXd vec=VectorXd(invec_.size()/2);</text:p>
      <text:p text:style-name="P9"><text:tab/><text:tab/>auto it2a=invec_.begin();</text:p>
      <text:p text:style-name="P9"><text:tab/><text:tab/>auto it2b=--invec_.end();</text:p>
      <text:p text:style-name="P9"><text:tab/><text:tab/>for(;it2a&lt;it2b;++it2a,--it2b){//Cada Vortex</text:p>
      <text:p text:style-name="P9"><text:tab/><text:tab/><text:tab/>vec[it2a-invec_.begin()]=it1-&gt;getHorseshoe().getTrailingInducedVec(it2a-&gt;getQuarterPoint())[2];</text:p>
      <text:p text:style-name="P9"><text:tab/><text:tab/>}</text:p>
      <text:p text:style-name="P9"><text:tab/><text:tab/>mat.row(it1-invec_.begin())=vec;</text:p>
      <text:p text:style-name="P9"><text:tab/>}</text:p>
      <text:p text:style-name="P9"><text:tab/>this-&gt;induced_drag_matrix_=mat;</text:p>
      <text:p text:style-name="P9">}</text:p>
      <text:p text:style-name="P9"/>
      <text:p text:style-name="P9"><text:soft-page-break/>void Wing::generateDragCoefficient(){</text:p>
      <text:p text:style-name="P9"><text:tab/>double norm=this-&gt;airspeed_.norm();</text:p>
      <text:p text:style-name="P9"><text:tab/>this-&gt;drag_coeff_=(-2.0/(norm*norm*getSurface()))*(this-&gt;gamma_deltay_.cwiseProduct(this-&gt;induced_drag_matrix_*this-&gt;circulation_)).sum();</text:p>
      <text:p text:style-name="P9">}</text:p>
      <text:p text:style-name="P9"/>
      <text:p text:style-name="P9">double Wing::getSurface() const{</text:p>
      <text:p text:style-name="P9"><text:tab/>return this-&gt;wingspan*this-&gt;wingspan/this-&gt;ar;</text:p>
      <text:p text:style-name="P9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iro Balado</meta:initial-creator>
    <meta:creation-date>2016-12-29T17:40:14.852088233</meta:creation-date>
    <dc:date>2016-12-29T17:47:39.494932964</dc:date>
    <dc:creator>Ramiro Balado</dc:creator>
    <meta:editing-duration>PT7M23S</meta:editing-duration>
    <meta:editing-cycles>8</meta:editing-cycles>
    <meta:generator>LibreOffice/4.3.3.2$Linux_X86_64 LibreOffice_project/430m0$Build-2</meta:generator>
    <meta:document-statistic meta:table-count="0" meta:image-count="0" meta:object-count="0" meta:page-count="5" meta:paragraph-count="269" meta:word-count="797" meta:character-count="10699" meta:non-whitespace-character-count="9873"/>
  </office:meta>
</office:document-meta>
</file>